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624" officeooo:paragraph-rsid="001ee624"/>
    </style:style>
    <style:style style:name="P2" style:family="paragraph" style:parent-style-name="Standard">
      <style:paragraph-properties style:line-height-at-least="0.503cm"/>
      <style:text-properties officeooo:rsid="001ee624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1ee624" officeooo:paragraph-rsid="001ee624" fo:background-color="#1e1e1e"/>
    </style:style>
    <style:style style:name="P5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style:line-height-at-least="0.503cm"/>
      <style:text-properties officeooo:paragraph-rsid="00201889"/>
    </style:style>
    <style:style style:name="P8" style:family="paragraph" style:parent-style-name="Standard">
      <style:paragraph-properties style:line-height-at-least="0.503cm"/>
      <style:text-properties officeooo:paragraph-rsid="0021074b"/>
    </style:style>
    <style:style style:name="P9" style:family="paragraph" style:parent-style-name="Standard">
      <style:paragraph-properties style:line-height-at-least="0.503cm"/>
      <style:text-properties officeooo:rsid="00201889" officeooo:paragraph-rsid="00201889"/>
    </style:style>
    <style:style style:name="P10" style:family="paragraph" style:parent-style-name="Standard">
      <style:paragraph-properties style:line-height-at-least="0.503cm"/>
      <style:text-properties officeooo:rsid="0021074b" officeooo:paragraph-rsid="0021074b"/>
    </style:style>
    <style:style style:name="P11" style:family="paragraph" style:parent-style-name="Standard">
      <style:text-properties officeooo:rsid="0021074b" officeooo:paragraph-rsid="0021074b"/>
    </style:style>
    <style:style style:name="P12" style:family="paragraph" style:parent-style-name="Standard">
      <style:text-properties officeooo:paragraph-rsid="0021074b"/>
    </style:style>
    <style:style style:name="P13" style:family="paragraph" style:parent-style-name="Standard">
      <style:text-properties officeooo:rsid="0022ee08" officeooo:paragraph-rsid="0022ee08"/>
    </style:style>
    <style:style style:name="P14" style:family="paragraph" style:parent-style-name="Standard">
      <style:text-properties officeooo:paragraph-rsid="0022ee08"/>
    </style:style>
    <style:style style:name="P15" style:family="paragraph" style:parent-style-name="Standard">
      <style:text-properties fo:color="#9cdcfe" style:font-name="Droid Sans Mono" fo:font-size="10.5pt" fo:font-weight="normal" officeooo:paragraph-rsid="0021074b" fo:background-color="#1e1e1e"/>
    </style:style>
    <style:style style:name="T1" style:family="text">
      <style:text-properties fo:color="#9cdcfe"/>
    </style:style>
    <style:style style:name="T2" style:family="text">
      <style:text-properties fo:color="#9cdcfe" style:font-name="Droid Sans Mono" fo:font-size="10.5pt" fo:font-weight="normal" fo:background-color="#1e1e1e" loext:char-shading-value="0"/>
    </style:style>
    <style:style style:name="T3" style:family="text">
      <style:text-properties fo:color="#ce9178"/>
    </style:style>
    <style:style style:name="T4" style:family="text">
      <style:text-properties fo:color="#4ec9b0"/>
    </style:style>
    <style:style style:name="T5" style:family="text">
      <style:text-properties fo:color="#569cd6"/>
    </style:style>
    <style:style style:name="T6" style:family="text">
      <style:text-properties officeooo:rsid="00201889"/>
    </style:style>
    <style:style style:name="T7" style:family="text">
      <style:text-properties officeooo:rsid="0021074b"/>
    </style:style>
    <style:style style:name="T8" style:family="text">
      <style:text-properties officeooo:rsid="0022ee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M2 Implemention</text:p>
      <text:p text:style-name="P1"/>
      <text:p text:style-name="P1">Step 1</text:p>
      <text:p text:style-name="P1">npm install pm2 --save</text:p>
      <text:p text:style-name="P1"/>
      <text:p text:style-name="P1">Step2 : past under script block in package.json file</text:p>
      <text:p text:style-name="P1"/>
      <text:p text:style-name="P4"><text:span text:style-name="T1">"devserver"</text:span>: <text:span text:style-name="T3">"./node_modules/nodemon/bin/nodemon.js app.js"</text:span>,</text:p>
      <text:p text:style-name="P3"><text:span text:style-name="T1">"pmserverpro"</text:span>: <text:span text:style-name="T3">"./node_modules/pm2/bin/pm2 start ecosystem.config.js -i max --env production"</text:span>,</text:p>
      <text:p text:style-name="P3"><text:span text:style-name="T1">"pmserverstage"</text:span>: <text:span text:style-name="T3">"./node_modules/pm2/bin/pm2 start ecosystem.config.js -i max --env stagging"</text:span>,</text:p>
      <text:p text:style-name="P3"><text:span text:style-name="T1">"pmserverlocal"</text:span>: <text:span text:style-name="T3">"./node_modules/pm2/bin/pm2 start ecosystem.config.js -i max --env local"</text:span></text:p>
      <text:p text:style-name="P1"/>
      <text:p text:style-name="P1"/>
      <text:p text:style-name="P1">Step 3 Create file ecosystem.config.js in folder where app.js is defined and changes the filename as per NODE_ENV </text:p>
      <text:p text:style-name="P1"/>
      <text:p text:style-name="P4"><text:span text:style-name="T4">module</text:span>.<text:span text:style-name="T4">exports</text:span> = {</text:p>
      <text:p text:style-name="P5">/**</text:p>
      <text:p text:style-name="P5">* Application configuration section</text:p>
      <text:p text:style-name="P5">* http://pm2.keymetrics.io/docs/usage/application-declaration/</text:p>
      <text:p text:style-name="P5">*/</text:p>
      <text:p text:style-name="P3"><text:span text:style-name="T1">apps :</text:span> [</text:p>
      <text:p text:style-name="P6"/>
      <text:p text:style-name="P5">// First application</text:p>
      <text:p text:style-name="P3">{</text:p>
      <text:p text:style-name="P3"><text:span text:style-name="T1">name :</text:span> <text:span text:style-name="T3">'Bhamashah'</text:span>,</text:p>
      <text:p text:style-name="P3"><text:span text:style-name="T1">script :</text:span> <text:span text:style-name="T3">'app.js'</text:span>,</text:p>
      <text:p text:style-name="P3"><text:span text:style-name="T1">watch:</text:span> <text:span text:style-name="T5">true</text:span>,</text:p>
      <text:p text:style-name="P3"><text:span text:style-name="T1">env:</text:span> {</text:p>
      <text:p text:style-name="P3"><text:span text:style-name="T1">COMMON_VARIABLE:</text:span> <text:span text:style-name="T3">'true'</text:span></text:p>
      <text:p text:style-name="P3">},</text:p>
      <text:p text:style-name="P3"><text:span text:style-name="T1">env_stagging:</text:span> {</text:p>
      <text:p text:style-name="P3"><text:span text:style-name="T1">NODE_ENV:</text:span> <text:span text:style-name="T3">'staggingDB'</text:span></text:p>
      <text:p text:style-name="P3">},</text:p>
      <text:p text:style-name="P3"><text:span text:style-name="T1">env_production:</text:span> {</text:p>
      <text:p text:style-name="P3"><text:span text:style-name="T1">NODE_ENV:</text:span> <text:span text:style-name="T3">'productionDB'</text:span></text:p>
      <text:p text:style-name="P3">},</text:p>
      <text:p text:style-name="P3"><text:span text:style-name="T1">env_local:</text:span> {</text:p>
      <text:p text:style-name="P3"><text:span text:style-name="T1">NODE_ENV:</text:span> <text:span text:style-name="T3">'default'</text:span></text:p>
      <text:p text:style-name="P3">}</text:p>
      <text:p text:style-name="P3">},</text:p>
      <text:p text:style-name="P3">],</text:p>
      <text:p text:style-name="P6"/>
      <text:p text:style-name="P3">};</text:p>
      <text:p text:style-name="P2"/>
      <text:p text:style-name="P2"/>
      <text:p text:style-name="P2"/>
      <text:p text:style-name="P2"/>
      <text:p text:style-name="P2"><text:soft-page-break/></text:p>
      <text:p text:style-name="P9">Step 4. <text:span text:style-name="T8">run the pm2 for local server</text:span></text:p>
      <text:p text:style-name="P7"><text:span text:style-name="T6">npm run </text:span><text:span text:style-name="T2">pmserverlocal</text:span></text:p>
      <text:p text:style-name="P9"/>
      <text:p text:style-name="P9"/>
      <text:p text:style-name="P9">&gt; bhamashah-wallet_backend@1.0.0 pmserverlocal /var/www/html/bhamashah-wallet_backend</text:p>
      <text:p text:style-name="P9">&gt; ./node_modules/pm2/bin/pm2 start ecosystem.config.js -i max --env local</text:p>
      <text:p text:style-name="P9"/>
      <text:p text:style-name="P9">[PM2] Applying action restartProcessId on app [Bhamashah](ids: 1)</text:p>
      <text:p text:style-name="P9">[PM2] [Bhamashah](1) ✓</text:p>
      <text:p text:style-name="P9">┌───────────┬────┬─────────┬──────┬───────┬────────┬─────────┬────────┬─────┬───────────┬──────┬──────────┐</text:p>
      <text:p text:style-name="P9">│ App name <text:s/>│ id │ version │ mode │ pid <text:s text:c="2"/>│ status │ restart │ uptime │ cpu │ mem <text:s text:c="6"/>│ user │ watching │</text:p>
      <text:p text:style-name="P9">├───────────┼────┼─────────┼──────┼───────┼────────┼─────────┼────────┼─────┼───────────┼──────┼──────────┤</text:p>
      <text:p text:style-name="P9">│ Bhamashah │ 1 <text:s/>│ 1.0.0 <text:s text:c="2"/>│ fork │ 28733 │ online │ 1 <text:s text:c="6"/>│ 0s <text:s text:c="4"/>│ 0% <text:s/>│ 21.3 MB <text:s text:c="2"/>│ ub <text:s/>│ enabled <text:s/>│</text:p>
      <text:p text:style-name="P9">└───────────┴────┴─────────┴──────┴───────┴────────┴─────────┴────────┴─────┴───────────┴──────┴──────────┘</text:p>
      <text:p text:style-name="P9"/>
      <text:p text:style-name="P9"/>
      <text:p text:style-name="P9">Step 5. <text:span text:style-name="T7">for stop the running pm server</text:span></text:p>
      <text:p text:style-name="P9"/>
      <text:p text:style-name="P8"><text:span text:style-name="T7">npm run </text:span><text:span text:style-name="T2">stoppmserver</text:span></text:p>
      <text:p text:style-name="P10"/>
      <text:p text:style-name="P10"/>
      <text:p text:style-name="P1">[PM2] [Bhamashah](1) ✓</text:p>
      <text:p text:style-name="P1">┌───────────┬────┬─────────┬──────┬─────┬─────────┬─────────┬────────┬─────┬────────┬──────┬──────────┐</text:p>
      <text:p text:style-name="P1">│ App name <text:s/>│ id │ version │ mode │ pid │ status <text:s/>│ restart │ uptime │ cpu │ mem <text:s text:c="3"/>│ user │watching │</text:p>
      <text:p text:style-name="P1">├───────────┼────┼─────────┼──────┼─────┼─────────┼─────────┼────────┼─────┼────────┼──────┼──────────┤</text:p>
      <text:p text:style-name="P1">│ Bhamashah │ 1 <text:s/>│ 1.0.0 <text:s text:c="2"/>│ fork │ 0 <text:s text:c="2"/>│ stopped │ 1 <text:s text:c="6"/>│ 0 <text:s text:c="5"/>│ 0% <text:s/>│ 0 B <text:s text:c="3"/>│ ub <text:s text:c="2"/>│disabled │</text:p>
      <text:p text:style-name="P1">└───────────┴────┴─────────┴──────┴─────┴─────────┴─────────┴────────┴─────┴────────┴──────┴─</text:p>
      <text:p text:style-name="P1"/>
      <text:p text:style-name="P1"/>
      <text:p text:style-name="P11">step 6 : for running staging server</text:p>
      <text:p text:style-name="P12"><text:span text:style-name="T7">npm run </text:span><text:span text:style-name="T2">pmserverstage</text:span></text:p>
      <text:p text:style-name="P11"/>
      <text:p text:style-name="P11"/>
      <text:p text:style-name="P11">step<text:span text:style-name="T8">7</text:span> for running production server</text:p>
      <text:p text:style-name="P12"><text:span text:style-name="T7">npm run </text:span><text:span text:style-name="T2">pmserverpro</text:span></text:p>
      <text:p text:style-name="P15"/>
      <text:p text:style-name="P11"/>
      <text:p text:style-name="P11"/>
      <text:p text:style-name="P13">step 8. Generating PM2 eco configuration (If needed or optional)</text:p>
      <text:p text:style-name="P13"/>
      <text:p text:style-name="P14"><text:span text:style-name="T8">npm run </text:span><text:span text:style-name="T2">pmeco</text:span></text:p>
      <text:p text:style-name="P13"><text:soft-page-break/>step 9 : for monitoring the server (optional)</text:p>
      <text:p text:style-name="P14"><text:span text:style-name="T8">npm run </text:span><text:span text:style-name="T2">monitor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1:33:56.737356033</meta:creation-date>
    <dc:date>2018-12-17T22:11:01.098923524</dc:date>
    <meta:editing-duration>PT5M43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3" meta:paragraph-count="62" meta:word-count="314" meta:character-count="2563" meta:non-whitespace-character-count="2261"/>
  </office:meta>
</office:document-meta>
</file>